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 projet sur la **gestion des données de santé à Pikine** pourrait avoir un grand impact local et te permettre de mettre en pratique tes compétences en ingénierie logicielle et en gestion de données. Voici quelques éléments clés à développer pour ce projet :</text:p>
      <text:p text:style-name="Standard"/>
      <text:p text:style-name="Standard">### Fonctionnalités principales :</text:p>
      <text:p text:style-name="Standard">1. **Suivi des Données de Santé** :</text:p>
      <text:p text:style-name="Standard"><text:s text:c="3"/>- Collecte et gestion des informations sur les patients (anonymisées si nécessaire).</text:p>
      <text:p text:style-name="Standard"><text:s text:c="3"/>- Historique des consultations, diagnostics, et traitements reçus.</text:p>
      <text:p text:style-name="Standard"><text:s text:c="3"/>- Suivi des maladies chroniques (diabète, hypertension, etc.).</text:p>
      <text:p text:style-name="Standard"><text:s text:c="2"/></text:p>
      <text:p text:style-name="Standard">2. **Prise de Rendez-vous en Ligne** :</text:p>
      <text:p text:style-name="Standard"><text:s text:c="3"/>- Interface pour que les patients puissent prendre des rendez-vous avec les centres de santé locaux ou les hôpitaux.</text:p>
      <text:p text:style-name="Standard"><text:s text:c="3"/>- Système de notification pour rappeler aux patients leurs rendez-vous.</text:p>
      <text:p text:style-name="Standard"/>
      <text:p text:style-name="Standard">3. **Géolocalisation des Établissements de Santé** :</text:p>
      <text:p text:style-name="Standard"><text:s text:c="3"/>- Une carte interactive répertoriant les hôpitaux, centres de santé, pharmacies, avec des informations sur les services offerts et les horaires d'ouverture.</text:p>
      <text:p text:style-name="Standard"><text:s text:c="2"/></text:p>
      <text:p text:style-name="Standard">4. **Statistiques et Visualisation des Données de Santé** :</text:p>
      <text:p text:style-name="Standard"><text:s text:c="3"/>- Tableau de bord montrant les tendances en matière de santé publique, comme les taux de consultation, les maladies fréquentes, ou les pics de demande de soins.</text:p>
      <text:p text:style-name="Standard"><text:s text:c="3"/>- Analyse des données pour aider les autorités locales à prendre des décisions éclairées sur les ressources à allouer.</text:p>
      <text:p text:style-name="Standard"/>
      <text:p text:style-name="Standard">5. **Conseils de Santé et Notifications** :</text:p>
      <text:p text:style-name="Standard"><text:s text:c="3"/>- Notifications personnalisées pour rappeler aux patients de prendre leurs médicaments ou effectuer des contrôles réguliers.</text:p>
      <text:p text:style-name="Standard"><text:s text:c="3"/>- Conseils de santé et prévention (ex. sensibilisation sur la vaccination ou la prévention des maladies transmissibles).</text:p>
      <text:p text:style-name="Standard"/>
      <text:p text:style-name="Standard">6. **Sécurité et Confidentialité des Données** :</text:p>
      <text:p text:style-name="Standard"><text:s text:c="3"/>- Mise en place de protocoles de sécurité pour protéger les données sensibles des patients.</text:p>
      <text:p text:style-name="Standard"><text:s text:c="3"/>- Conformité avec les lois sur la protection des données (si applicable).</text:p>
      <text:p text:style-name="Standard"/>
      <text:p text:style-name="Standard">### Technologies recommandées :</text:p>
      <text:p text:style-name="Standard">- **Backend** : Django ou Node.js pour gérer la logique et les données.</text:p>
      <text:p text:style-name="Standard">- **Frontend** : React.js ou Vue.js pour une interface utilisateur interactive et réactive.</text:p>
      <text:p text:style-name="Standard">- **Base de données** : PostgreSQL ou MongoDB pour stocker les données des patients et des établissements de santé.</text:p>
      <text:p text:style-name="Standard">- **Géolocalisation** : Intégration de Google Maps API ou OpenStreetMap pour la carte interactive.</text:p>
      <text:p text:style-name="Standard"/>
      <text:p text:style-name="Standard">Est-ce que tu aimerais approfondir un aspect particulier de ce projet, comme les technologies à utiliser ou les fonctionnalités à prioriser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2:53:34.574985686</meta:creation-date>
    <dc:date>2024-09-25T22:54:33.322077486</dc:date>
    <meta:editing-duration>PT59S</meta:editing-duration>
    <meta:editing-cycles>1</meta:editing-cycles>
    <meta:document-statistic meta:table-count="0" meta:image-count="0" meta:object-count="0" meta:page-count="1" meta:paragraph-count="28" meta:word-count="362" meta:character-count="2395" meta:non-whitespace-character-count="2019"/>
    <meta:generator>LibreOffice/24.2.5.2$Linux_X86_64 LibreOffice_project/420$Build-2</meta:generator>
  </office:meta>
</office:document-meta>
</file>